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Table1" style:family="table">
      <style:table-properties style:width="6in" table:align="margins" style:writing-mode="lr-tb"/>
    </style:style>
    <style:style style:name="Table1.A" style:family="table-column">
      <style:table-column-properties style:column-width="1.2132in" style:rel-column-width="13251*"/>
    </style:style>
    <style:style style:name="Table1.B" style:family="table-column">
      <style:table-column-properties style:column-width="0.834in" style:rel-column-width="9107*"/>
    </style:style>
    <style:style style:name="Table1.C" style:family="table-column">
      <style:table-column-properties style:column-width="1.0604in" style:rel-column-width="11581*"/>
    </style:style>
    <style:style style:name="Table1.D" style:family="table-column">
      <style:table-column-properties style:column-width="1.3944in" style:rel-column-width="15232*"/>
    </style:style>
    <style:style style:name="Table1.E" style:family="table-column">
      <style:table-column-properties style:column-width="1.4979in" style:rel-column-width="16364*"/>
    </style:style>
    <style:style style:name="Table2" style:family="table">
      <style:table-properties style:width="6in" table:align="margins" style:writing-mode="lr-tb"/>
    </style:style>
    <style:style style:name="Table2.A" style:family="table-column">
      <style:table-column-properties style:column-width="1.2132in" style:rel-column-width="13251*"/>
    </style:style>
    <style:style style:name="Table2.B" style:family="table-column">
      <style:table-column-properties style:column-width="0.834in" style:rel-column-width="9107*"/>
    </style:style>
    <style:style style:name="Table2.C" style:family="table-column">
      <style:table-column-properties style:column-width="1.0604in" style:rel-column-width="11581*"/>
    </style:style>
    <style:style style:name="Table2.D" style:family="table-column">
      <style:table-column-properties style:column-width="1.3944in" style:rel-column-width="15232*"/>
    </style:style>
    <style:style style:name="Table2.E" style:family="table-column">
      <style:table-column-properties style:column-width="1.4979in" style:rel-column-width="16364*"/>
    </style:style>
    <style:style style:name="P1" style:family="paragraph" style:parent-style-name="Body_20_Text_20_First">
      <style:text-properties style:font-name="Times New Roman1" style:font-name-asian="Times New Roman" style:font-name-complex="Times New Roman"/>
    </style:style>
    <style:style style:name="P2" style:family="paragraph" style:parent-style-name="Body_20_Text">
      <style:text-properties style:text-position="0% 100%" style:font-name="Times New Roman1" style:font-name-asian="Times New Roman" style:font-name-complex="Times New Roman"/>
    </style:style>
    <style:style style:name="P3" style:family="paragraph" style:parent-style-name="Chapter_20_Number" style:master-page-name="Standard"/>
    <style:style style:name="P4" style:family="paragraph" style:parent-style-name="Body_20_Text">
      <style:text-properties style:font-name="Times New Roman1" style:font-name-asian="Times New Roman" style:font-name-complex="Times New Roman"/>
    </style:style>
    <style:style style:name="P5" style:family="paragraph" style:parent-style-name="Body_20_Text_20_Cont">
      <style:text-properties fo:font-weight="bold" style:font-weight-asian="bold" style:font-weight-complex="bold"/>
    </style:style>
    <style:style style:name="P6" style:family="paragraph" style:parent-style-name="Body_20_Text_20_First">
      <style:text-properties style:text-position="0% 100%" style:font-name="Times New Roman1" style:font-name-asian="Times New Roman" style:font-name-complex="Times New Roman"/>
    </style:style>
    <style:style style:name="P7" style:family="paragraph" style:parent-style-name="Body_20_Text">
      <style:text-properties style:font-name="Times New Roman1" fo:font-weight="bold" style:font-name-asian="Times New Roman" style:font-weight-asian="bold" style:font-name-complex="Times New Roman" style:font-weight-complex="bold"/>
    </style:style>
    <style:style style:name="T1" style:family="text">
      <style:text-properties style:font-name="Times New Roman1" style:font-name-asian="Times New Roman" style:font-name-complex="Times New Roman"/>
    </style:style>
    <style:style style:name="T2" style:family="text">
      <style:text-properties style:text-position="super 58%" style:font-name="Times New Roman1" fo:font-size="11.5pt" style:font-name-asian="Times New Roman" style:font-size-asian="11.5pt" style:font-name-complex="Times New Roman"/>
    </style:style>
    <style:style style:name="T3" style:family="text">
      <style:text-properties style:text-position="super 58%" style:font-name="Times New Roman1" style:font-name-asian="Times New Roman1" style:font-name-complex="Times New Roman1"/>
    </style:style>
    <style:style style:name="T4" style:family="text">
      <style:text-properties style:text-position="super 58%" style:font-name="Times New Roman1" style:font-name-asian="Times New Roman" style:font-name-complex="Times New Roman"/>
    </style:style>
    <style:style style:name="T5" style:family="text">
      <style:text-properties style:font-name="Times New Roman1" style:font-name-asian="Times New Roman1" style:font-name-complex="Times New Roman1"/>
    </style:style>
    <style:style style:name="T6" style:family="text">
      <style:text-properties style:font-name="Times New Roman1" fo:font-style="italic" style:font-name-asian="Times New Roman" style:font-style-asian="italic" style:font-name-complex="Times New Roman" style:font-style-complex="italic"/>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style:text-position="super 58%" style:font-name-asian="Times New Roman1" style:font-name-complex="Times New Roman1"/>
    </style:style>
    <style:style style:name="T10" style:family="text">
      <style:text-properties style:text-position="super 58%"/>
    </style:style>
    <style:style style:name="T11" style:family="text">
      <style:text-properties style:text-position="0% 100%"/>
    </style:style>
    <style:style style:name="T12" style:family="text">
      <style:text-properties style:text-position="0% 100%" fo:font-style="italic" style:font-style-asian="italic" style:font-style-complex="italic"/>
    </style:style>
    <style:style style:name="T13" style:family="text">
      <style:text-properties style:text-position="sub 58%"/>
    </style:style>
    <style:style style:name="T14" style:family="text">
      <style:text-properties fo:font-weight="bold" style:font-weight-asian="bold" style:font-weight-complex="bold"/>
    </style:style>
    <style:style style:name="T15" style:family="text" style:parent-style-name="Code_20_Inline">
      <style:text-properties fo:font-weight="bold" style:font-weight-asian="bold" style:font-weight-complex="bold"/>
    </style:style>
    <style:style style:name="T16" style:family="text">
      <style:text-properties style:font-name-asian="Times New Roman1" style:font-name-complex="Times New Roman1"/>
    </style:style>
    <style:style style:name="T17" style:family="text">
      <style:text-properties fo:font-weight="normal" style:font-weight-asian="normal" style:font-weight-complex="normal"/>
    </style:style>
    <number:number-style style:name="N0">
      <number:number number:min-integer-digits="1"/>
    </number:number-style>
  </office:automatic-styles>
  <office:body>
    <office:text>
      <office:forms form:automatic-focus="false" form:apply-design-mode="false"/>
      <text:tracked-changes>
        <text:changed-region text:id="ct1241880704">
          <text:insertion>
            <office:change-info>
              <dc:creator>Ray Lischner</dc:creator>
              <dc:date>2006-09-15T19:16:00</dc:date>
            </office:change-info>
          </text:insertion>
        </text:changed-region>
        <text:changed-region text:id="ct1243155204">
          <text:deletion>
            <office:change-info>
              <dc:creator>Ray Lischner</dc:creator>
              <dc:date>2006-09-15T19:16:00</dc:date>
            </office:change-info>
            <text:p text:style-name="P1"><text:s/>in the mathematical sense</text:p>
          </text:deletion>
        </text:changed-region>
        <text:changed-region text:id="ct1242317500">
          <text:insertion>
            <office:change-info>
              <dc:creator>Ray Lischner</dc:creator>
              <dc:date>2006-09-21T10:36:00</dc:date>
            </office:change-info>
          </text:insertion>
        </text:changed-region>
        <text:changed-region text:id="ct1242321712">
          <text:insertion>
            <office:change-info>
              <dc:creator>Ray Lischner</dc:creator>
              <dc:date>2006-09-15T19:18:00</dc:date>
            </office:change-info>
          </text:insertion>
        </text:changed-region>
        <text:changed-region text:id="ct1246820888">
          <text:deletion>
            <office:change-info>
              <dc:creator>Ray Lischner</dc:creator>
              <dc:date>2006-09-15T19:18:00</dc:date>
            </office:change-info>
            <text:p text:style-name="Body_20_Text">common</text:p>
          </text:deletion>
        </text:changed-region>
        <text:changed-region text:id="ct1234443240">
          <text:insertion>
            <office:change-info>
              <dc:creator>Ray Lischner</dc:creator>
              <dc:date>2006-09-21T10:36:00</dc:date>
            </office:change-info>
          </text:insertion>
        </text:changed-region>
        <text:changed-region text:id="ct1241881824">
          <text:insertion>
            <office:change-info>
              <dc:creator>Ray Lischner</dc:creator>
              <dc:date>2006-09-15T19:25:00</dc:date>
            </office:change-info>
          </text:insertion>
        </text:changed-region>
        <text:changed-region text:id="ct1242620500">
          <text:insertion>
            <office:change-info>
              <dc:creator>Ray Lischner</dc:creator>
              <dc:date>2006-09-15T19:22:00</dc:date>
            </office:change-info>
          </text:insertion>
        </text:changed-region>
        <text:changed-region text:id="ct1241910352">
          <text:deletion>
            <office:change-info>
              <dc:creator>Ray Lischner</dc:creator>
              <dc:date>2006-09-15T19:22:00</dc:date>
            </office:change-info>
            <text:p text:style-name="P2">Other</text:p>
          </text:deletion>
        </text:changed-region>
        <text:changed-region text:id="ct1234444136">
          <text:deletion>
            <office:change-info>
              <dc:creator>Matthew Moodie</dc:creator>
              <dc:date>2006-08-24T12:08:00</dc:date>
            </office:change-info>
            <text:p text:style-name="P2">must not</text:p>
          </text:deletion>
        </text:changed-region>
        <text:changed-region text:id="ct1241907440">
          <text:insertion>
            <office:change-info>
              <dc:creator>Matthew Moodie</dc:creator>
              <dc:date>2006-08-24T12:08:00</dc:date>
            </office:change-info>
          </text:insertion>
        </text:changed-region>
        <text:changed-region text:id="ct1241848600">
          <text:deletion>
            <office:change-info>
              <dc:creator>Matthew Moodie</dc:creator>
              <dc:date>2006-08-24T12:08:00</dc:date>
            </office:change-info>
            <text:p text:style-name="P2">absolutely</text:p>
          </text:deletion>
        </text:changed-region>
        <text:changed-region text:id="ct1242627288">
          <text:deletion>
            <office:change-info>
              <dc:creator>Ray Lischner</dc:creator>
              <dc:date>2006-09-20T14:47:00</dc:date>
            </office:change-info>
            <text:p text:style-name="Code_20_First">tream</text:p>
          </text:deletion>
        </text:changed-region>
        <text:changed-region text:id="ct1241847256">
          <text:insertion>
            <office:change-info>
              <dc:creator>Ray Lischner</dc:creator>
              <dc:date>2006-09-20T14:47:00</dc:date>
            </office:change-info>
          </text:insertion>
        </text:changed-region>
        <text:changed-region text:id="ct1243194824">
          <text:insertion>
            <office:change-info>
              <dc:creator>Ray Lischner</dc:creator>
              <dc:date>2006-09-20T14:56:00</dc:date>
            </office:change-info>
          </text:insertion>
        </text:changed-region>
        <text:changed-region text:id="ct1243193816">
          <text:deletion>
            <office:change-info>
              <dc:creator>Ray Lischner</dc:creator>
              <dc:date>2006-09-20T14:56:00</dc:date>
            </office:change-info>
            <text:p text:style-name="Code_20_First">tream</text:p>
          </text:deletion>
        </text:changed-region>
        <text:changed-region text:id="ct1242757136">
          <text:insertion>
            <office:change-info>
              <dc:creator>Ray Lischner</dc:creator>
              <dc:date>2006-09-20T14:56:00</dc:date>
            </office:change-info>
          </text:insertion>
        </text:changed-region>
      </text:tracked-changes>
      <text:variable-decls>
        <text:variable-decl office:value-type="float" text:name="chapter"/>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variable-set text:name="comment" text:display="none" text:formula="ooow:0" office:value-type="float" office:value="0" style:data-style-name="N0"/>Exploration <text:variable-set text:name="chapter" office:value-type="float" office:value="24" style:data-style-name="N0">24</text:variable-set></text:p>
      <text:p text:style-name="Chapter_20_Title">Very Big and Very Little Numbers</text:p>
      <text:p text:style-name="Body_20_Text_20_First">Even the longest <text:span text:style-name="Code_20_Inline">long</text:span> cannot represent truly large numbers, such as Avogadro’s number (6.02 <text:span text:style-name="T1">× 10</text:span><text:span text:style-name="T2">23</text:span><text:span text:style-name="T1">) or extremely small numbers, such as the mass of an electron (9.1 × 10</text:span><text:span text:style-name="T3">−</text:span><text:span text:style-name="T4">31</text:span><text:span text:style-name="T1"> kg). Scientists and engineers use scientific notation, which consists of a mantissa (such as 6.02 or 9.1) and an exponent (such as 23 or </text:span><text:span text:style-name="T5">−</text:span><text:span text:style-name="T1">31), relative to a base (10).</text:span></text:p>
      <text:p text:style-name="Body_20_Text"><text:span text:style-name="T1">Computers represent very large and very small numbers using a similar representation, called </text:span><text:span text:style-name="T6">floating-point</text:span><text:span text:style-name="T1">. </text:span>I know many of you have been waiting eagerly for this exploration, growing tired of using only integers, so let’s jump in.</text:p>
      <text:p text:style-name="Heading_20_1">Floating-point Numbers</text:p>
      <text:p text:style-name="P1">Computers use floating-point numbers for very large and very small values. By sacrificing precision, you can gain a greatly extended range. Never forget, however, that the range and precision are limited. Floating-point numbers are not <text:change-start text:change-id="ct1241880704"/>the same as mathematical <text:change-end text:change-id="ct1241880704"/>real numbers<text:hidden-text text:condition="ooow:comment == 1" text:string-value="either place 'real' in italic or conflate 'real numbers' to 'reals'" text:is-hidden="true">either place 'real' in italic or conflate 'real numbers' to 'reals'</text:hidden-text><text:change text:change-id="ct1243155204"/>, although they can often serve as useful approximations of real numbers.</text:p>
      <text:p text:style-name="Body_20_Text">A floating-point number has a <text:span text:style-name="T7">mantissa</text:span>, also called a <text:span text:style-name="T7">significand</text:span>, a sign, and an exponent. The mantissa and exponent use a common <text:span text:style-name="T8">base</text:span> or <text:span text:style-name="T7">radix</text:span>. Although integers in C++ are always<text:hidden-text text:condition="ooow:comment == 1" text:string-value="replace 'always' with 'required to use'" text:is-hidden="true">replace 'always' with 'required to use'</text:hidden-text><text:change-start text:change-id="ct1242317500"/><text:hidden-text text:condition="ooow:" text:string-value="[RL] okay as is" text:is-hidden="true"/><text:change-end text:change-id="ct1242317500"/> binary in their representation, floating point numbers can use any base. Binary is a <text:change-start text:change-id="ct1242321712"/>popular<text:change-end text:change-id="ct1242321712"/><text:change text:change-id="ct1246820888"/> base, but some computers use 16 or even 10 as the base. The precise details are, as always, left to the implementation. In other words, each C++ implementation uses its native floating-point format, for maximum performance.</text:p>
      <text:p text:style-name="P4">Floating-point values often come in multiple flavors. C++ offers single, double, and extended precision, called <text:span text:style-name="Code_20_Inline">float</text:span>, <text:span text:style-name="Code_20_Inline">double</text:span>, and <text:span text:style-name="Code_20_Inline">long</text:span> <text:span text:style-name="Code_20_Inline">double</text:span>, respectively. The difference is that <text:span text:style-name="Code_20_Inline">float</text:span> usually has less precision and a smaller range than <text:span text:style-name="Code_20_Inline">double</text:span>, and <text:span text:style-name="Code_20_Inline">double</text:span> usually has less precision and smaller range than <text:span text:style-name="Code_20_Inline">long</text:span> <text:span text:style-name="Code_20_Inline">double</text:span>. In exchange, <text:span text:style-name="Code_20_Inline">long</text:span> <text:span text:style-name="Code_20_Inline">double</text:span> usually requires more memory and computation time than <text:span text:style-name="Code_20_Inline">double</text:span>, which usually takes up more memory and computation time<text:hidden-text text:condition="ooow:comment == 1" text:string-value="No, that assertion is false. On many modern systems 'float' takes more computation time! float should only be used when the space is necessary. The exception to this is that math functions can be significantly faster in float, but the accuracy is seriously prejudiced" text:is-hidden="true">No, that assertion is false. On many modern systems 'float' takes more computation time! float should only be used when the space is necessary. The exception to this is that math functions can be significantly faster in float, but the accuracy is seriously prejudiced</text:hidden-text><text:change-start text:change-id="ct1234443240"/><text:hidden-text text:condition="ooow:" text:string-value="[RL] Any generalization about floating-point math can be proven wrong, including this one." text:is-hidden="true"/><text:change-end text:change-id="ct1234443240"/> than <text:span text:style-name="Code_20_Inline">float</text:span>. On the other hand, an implementation is free to use the same representation for all three types.<text:change-start text:change-id="ct1241881824"/></text:p>
      <text:p text:style-name="P4">Use <text:span text:style-name="Code_20_Inline">double</text:span> unless there is some reason not to: use <text:span text:style-name="Code_20_Inline">float</text:span> when memory is at a premium and you can afford to lose precision, or <text:span text:style-name="Code_20_Inline">long</text:span> <text:span text:style-name="Code_20_Inline">double</text:span> when you absolutely need the extra precision or range and can afford to give up memory and performance.<text:change-end text:change-id="ct1241881824"/></text:p>
      <text:p text:style-name="P4">A common binary representation of floating-point numbers is the IEC 60559 standard, which is better known as IEEE 754. Most likely, your desktop system has hardware that implements the IEC 60559 standard. For the sake of convenience, the following discussion describes only IEC 60559, but never forget that C++ permits many floating-point representations. Mainframes and DSPs, for example, often use other representations.</text:p>
      <text:p text:style-name="P4">An IEC 60559 <text:span text:style-name="Code_20_Inline">float</text:span> occupies 32 bits, of which 23 bits make up the mantissa, 8 bits form the exponent, leaving one bit for the mantissa’s sign. The radix is 2, so the range of an IEC 60559 float is roughly 2<text:span text:style-name="T9">−</text:span><text:span text:style-name="T10">127</text:span> to 2<text:span text:style-name="T10">127</text:span>, or 10<text:span text:style-name="T9">−38</text:span><text:span text:style-name="T11"> to 10</text:span><text:span text:style-name="T10">38</text:span><text:span text:style-name="T11">. (I lied. Smaller numbers are possible, but the details are not germane to C++. If you are curious, the book’s web site has some links, or just look up </text:span><text:span text:style-name="T12">denormalization</text:span><text:span text:style-name="T11"> in your favorite computer science reference.)</text:span></text:p>
      <text:p text:style-name="P2">The IEC 60559 standard reserves some bit patterns for special values. In particular, if the exponent is all ones, and the mantissa is all zeros, the value is considered “infinity.” It’s not quite a mathematical infinity, but does its best to pretend. Adding any finite value to infinity, for example, yields an answer of infinity. Positive infinity is always greater than any finite value, and negative infinity is always smaller than finite values.</text:p>
      <text:p text:style-name="P2">If the exponent is all ones and the mantissa is not all zeros, the value is not-a-number, or <text:span text:style-name="T7">NaN</text:span>. NaN comes in two varieties: quiet and signaling. Arithmetic with quiet NaN always yields a NaN result. Using a signaling NaN results in a machine interrupt. How that interrupt manifests itself in your program is up to the implementation. In general, you should expect your program to terminate abruptly. Consult your compiler’s documentation to learn the details. Certain arithmetic operations that have no meaningful result can also yield NaN, such as adding positive infinity to negative infinity.</text:p>
      <text:p text:style-name="P2"><text:change-start text:change-id="ct1242620500"/>Some<text:change-end text:change-id="ct1242620500"/><text:change text:change-id="ct1241910352"/><text:hidden-text text:condition="ooow:comment == 1" text:string-value="replace 'Other' by 'Some'" text:is-hidden="true">replace 'Other' by 'Some'</text:hidden-text> floating-point representations do not have infinity or NaN, so you <text:change text:change-id="ct1234444136"/><text:change-start text:change-id="ct1241907440"/>cannot<text:change-end text:change-id="ct1241907440"/> write portable code that relies <text:change text:change-id="ct1241848600"/><text:s/>on these special values. Also, the C++ standardization committee neglected to include any functions for testing whether a value is infinity or NaN, so you must use a platform-specific function (or write your own), which is just one more reason not to use the special values in any code that must be portable.</text:p>
      <text:p text:style-name="P4">A <text:span text:style-name="Code_20_Inline">double</text:span> is similar in structure to a <text:span text:style-name="Code_20_Inline">float</text:span>, except it takes up 64 bits: 52 bits for the mantissa, 11 bits for the exponent, and 1 sign bit. A <text:span text:style-name="Code_20_Inline">double</text:span> can have infinity and NaN values, too, with the same structural representation (that is, exponent all ones).</text:p>
      <text:p text:style-name="P4">A <text:span text:style-name="Code_20_Inline">long</text:span> <text:span text:style-name="Code_20_Inline">double</text:span> is even longer than <text:span text:style-name="Code_20_Inline">double</text:span>. The IEC 60559 standard permits an extended double precision format, requiring at least 79 bits. Many desktop and workstation systems implement extended precision floating-point numbers using 80 bits (63 for the mantissa, and 16 for the exponent).</text:p>
      <text:p text:style-name="Heading_20_1">Floating Point Literals</text:p>
      <text:p text:style-name="Body_20_Text_20_First">Any number with a decimal point or a decimal exponent is a floating point number. The decimal point is always <text:span text:style-name="Code_20_Inline">'.'</text:span>, regardless of locale. The exponent starts with the letter <text:span text:style-name="Code_20_Inline">e</text:span> or <text:span text:style-name="Code_20_Inline">E</text:span> and can be signed. For example:</text:p>
      <text:p text:style-name="Code_20_First"><text:hidden-text text:condition="ooow:" text:string-value=".assert" text:is-hidden="true"/>3.1415926535897</text:p>
      <text:p text:style-name="Code">31415926535897e-13</text:p>
      <text:p text:style-name="Code_20_Last">0.000314159265e4</text:p>
      <text:p text:style-name="P4">By default, a floating point literal has type <text:span text:style-name="Code_20_Inline">double</text:span>. To write a <text:span text:style-name="Code_20_Inline">float</text:span> literal, add the letter <text:span text:style-name="Code_20_Inline">f</text:span> or <text:span text:style-name="Code_20_Inline">F</text:span> after the number. For a <text:span text:style-name="Code_20_Inline">long</text:span> <text:span text:style-name="Code_20_Inline">double</text:span>, use the letter <text:span text:style-name="Code_20_Inline">l</text:span> or <text:span text:style-name="Code_20_Inline">L</text:span>:</text:p>
      <text:p text:style-name="Code_20_First"><text:hidden-text text:condition="ooow:" text:string-value=".assert" text:is-hidden="true"/>3.141592f</text:p>
      <text:p text:style-name="Code">31415926535897E-13l</text:p>
      <text:p text:style-name="Code_20_Last">0.000314159265E+4L</text:p>
      <text:p text:style-name="Body_20_Text_20_Cont">As with <text:span text:style-name="Code_20_Inline">long</text:span> <text:span text:style-name="Code_20_Inline">int</text:span> literals, I prefer uppercase <text:span text:style-name="Code_20_Inline">L</text:span> to avoid confusion with the digit <text:span text:style-name="Code_20_Inline">1</text:span>. Feel free to use <text:span text:style-name="Code_20_Inline">f</text:span> or <text:span text:style-name="Code_20_Inline">F</text:span>, but pick one and stick with it.</text:p>
      <text:p text:style-name="Body_20_Text">If a floating-point literal exceeds the range of the type, the compiler will tell you. If you ask for a value at greater precision that the type supports, the compiler will silently give you as much precision as it can. Another possibility is that you request a value that the type cannot represent exactly. In that case, the compiler gives you the next higher or lower value.</text:p>
      <text:p text:style-name="Body_20_Text">For example, your program might have the literal <text:span text:style-name="Code_20_Inline">0.2F</text:span>, which seems like a perfectly fine real number, but as a binary floating-point value, it has no exact representation. Instead, it is approximately 0.0011001100...<text:span text:style-name="T13">2</text:span>. The difference between the decimal value and the internal value can give rise to unexpected results, the most common of which is when you expect two numbers to be equal and they are not. Read Listing <text:variable-get text:name="chapter" office:value-type="float" style:data-style-name="N0">24</text:variable-get>-<text:reference-ref text:reference-format="text" text:ref-name="imprecise_code">1</text:reference-ref> and predict the outcome.</text:p>
      <text:p text:style-name="Code_20_Caption">Listing <text:variable-get text:name="chapter" office:value-type="float" style:data-style-name="N0">24</text:variable-get>-<text:reference-mark-start text:name="imprecise_code"/><text:sequence text:ref-name="refText0" text:name="Text" text:formula="ooow:Text+1" style:num-format="1">1</text:sequence><text:reference-mark-end text:name="imprecise_code"/>. Floating-point numbers do not always behave as you expect</text:p>
      <text:p text:style-name="Code_20_First">#include &lt;cassert&gt;</text:p>
      <text:p text:style-name="Code">int main()</text:p>
      <text:p text:style-name="Code">{</text:p>
      <text:p text:style-name="Code"><text:s text:c="2"/>float a(0.03f);</text:p>
      <text:p text:style-name="Code"><text:s text:c="2"/>float b(10.0f);</text:p>
      <text:p text:style-name="Code"><text:s text:c="2"/>float c(0.3f);</text:p>
      <text:p text:style-name="Code"><text:s text:c="2"/>assert(a * b == c);</text:p>
      <text:p text:style-name="Code_20_Last">}</text:p>
      <text:p text:style-name="P5">What is your prediction?</text:p>
      <text:p text:style-name="Body_20_Text_20_First">~LLL</text:p>
      <text:p text:style-name="P5">What is the actual outcome?</text:p>
      <text:p text:style-name="Body_20_Text_20_First">~LLL</text:p>
      <text:p text:style-name="Body_20_Text_20_Cont"><text:span text:style-name="T14">Were you correct?</text:span> ~SSS</text:p>
      <text:p text:style-name="Body_20_Text_20_Cont">The problem is that 0.03 and 0.3 do not have exact representations in binary, so if your floating point format is binary (and most are), the values that the computer uses are approximations of the real values. Multiplying 0.03 by 10 gives a result that is very close to 0.3, but the binary representation differs from that obtained by converting 0.3 to binary. (In IEC60559 single-precision format, 0.03 * 10.0 gives 0.0111001100110011001100100<text:span text:style-name="T13">2</text:span> and 0.3 is 0.0111001100110011001101000<text:span text:style-name="T13">2</text:span>. The numbers are very close, but they differ in the 22nd significant bit.</text:p>
      <text:p text:style-name="Body_20_Text">Some programmers mistakenly believe that floating-point arithmetic is therefore “imprecise.” On the contrary, floating-point arithmetic is exact. The problem lies only in the programmer’s expectations if you expect floating-point arithmetic to follow the rules of real-number arithmetic. If you realize that the compiler converts your decimal literals to other values, and computes with those other values, and if you understand the rules that the processor uses when it performs limited-precision arithmetic with those values, you can know exactly what the results will be. If this level of detail is critical for your application, you need to take the time to perform this level of analysis.</text:p>
      <text:p text:style-name="Body_20_Text">The rest of us, however, can continue to pretend that floating-point numbers and arithmetic are nearly real, without worrying overmuch about the differences. Just don’t compare floating-point numbers for exact equality. (How to compare numbers for approximate equality is beyond the scope of this book. Visit the web site for links and references.)</text:p>
      <text:p text:style-name="Heading_20_1">Floating-point Traits</text:p>
      <text:p text:style-name="P6">Query <text:span text:style-name="Code_20_Inline">numeric_limits</text:span> to discover the size and limits of a floating point type. You can also determine whether the type allows infinity or NaN. Listing <text:variable-get text:name="chapter" office:value-type="float" style:data-style-name="N0">24</text:variable-get>-<text:reference-ref text:reference-format="text" text:ref-name="floating_point_code">2</text:reference-ref> shows some code that displays information about a floating point type.</text:p>
      <text:p text:style-name="Code_20_Caption">Listing <text:variable-get text:name="chapter" office:value-type="float" style:data-style-name="N0">24</text:variable-get>-<text:reference-mark-start text:name="floating_point_code"/><text:sequence text:ref-name="refText1" text:name="Text" text:formula="ooow:Text+1" style:num-format="1">2</text:sequence><text:reference-mark-end text:name="floating_point_code"/>. Discovering the attributes of a floating-point type</text:p>
      <text:p text:style-name="Code_20_First">#include &lt;ios<text:change text:change-id="ct1242627288"/>&gt;<text:change-start text:change-id="ct1241847256"/></text:p>
      <text:p text:style-name="Code">#include &lt;iostream&gt;<text:change-end text:change-id="ct1241847256"/></text:p>
      <text:p text:style-name="Code">#include &lt;limits&gt;</text:p>
      <text:p text:style-name="Code">#include &lt;locale&gt;</text:p>
      <text:p text:style-name="Code">#include &lt;ostream&gt;</text:p>
      <text:p text:style-name="Code"/>
      <text:p text:style-name="Code">int main()</text:p>
      <text:p text:style-name="Code">{</text:p>
      <text:p text:style-name="Code"><text:s text:c="2"/>using namespace std;</text:p>
      <text:p text:style-name="Code"><text:s text:c="2"/>cout.imbue(locale(""));</text:p>
      <text:p text:style-name="Code"><text:s text:c="2"/>cout &lt;&lt; boolalpha;</text:p>
      <text:p text:style-name="Code"><text:s text:c="2"/>// Change float to double or long double to learn about those types.</text:p>
      <text:p text:style-name="Code"><text:s text:c="2"/>typedef float T;</text:p>
      <text:p text:style-name="Code"><text:s text:c="2"/>cout &lt;&lt; "min=" &lt;&lt; numeric_limits&lt;T&gt;::min() &lt;&lt; '\n'</text:p>
      <text:p text:style-name="Code"><text:s text:c="7"/>&lt;&lt; "max=" &lt;&lt; numeric_limits&lt;T&gt;::max() &lt;&lt; '\n'</text:p>
      <text:p text:style-name="Code"><text:s text:c="7"/>&lt;&lt; "IEC 60559? " &lt;&lt; numeric_limits&lt;T&gt;::is_iec559 &lt;&lt; '\n'</text:p>
      <text:p text:style-name="Code"><text:s text:c="7"/>&lt;&lt; "max exponent=" &lt;&lt; numeric_limits&lt;T&gt;::max_exponent &lt;&lt; '\n'</text:p>
      <text:p text:style-name="Code"><text:s text:c="7"/>&lt;&lt; "min exponent=" &lt;&lt; numeric_limits&lt;T&gt;::min_exponent &lt;&lt; '\n'</text:p>
      <text:p text:style-name="Code"><text:s text:c="7"/>&lt;&lt; "mantissa places=" &lt;&lt; numeric_limits&lt;T&gt;::digits &lt;&lt; '\n'</text:p>
      <text:p text:style-name="Code"><text:s text:c="7"/>&lt;&lt; "radix=" &lt;&lt; numeric_limits&lt;T&gt;::radix &lt;&lt; '\n'</text:p>
      <text:p text:style-name="Code"><text:s text:c="7"/>&lt;&lt; "has infinity? " &lt;&lt; numeric_limits&lt;T&gt;::has_infinity &lt;&lt; '\n'</text:p>
      <text:p text:style-name="Code"><text:s text:c="7"/>&lt;&lt; "has quiet NaN? " &lt;&lt; numeric_limits&lt;T&gt;::has_quiet_NaN &lt;&lt; '\n'</text:p>
      <text:p text:style-name="Code"><text:s text:c="7"/>&lt;&lt; "has signaling NaN? " &lt;&lt; numeric_limits&lt;T&gt;::has_signaling_NaN &lt;&lt; '\n'; <text:s/></text:p>
      <text:p text:style-name="Code"/>
      <text:p text:style-name="Code"><text:s text:c="2"/>if (numeric_limits&lt;T&gt;::has_infinity)</text:p>
      <text:p text:style-name="Code"><text:s text:c="2"/>{</text:p>
      <text:p text:style-name="Code"><text:s text:c="4"/>T zero(0.0);</text:p>
      <text:p text:style-name="Code"><text:s text:c="4"/>T one(1.0);</text:p>
      <text:p text:style-name="Code"><text:s text:c="4"/>T inf(numeric_limits&lt;T&gt;::infinity());</text:p>
      <text:p text:style-name="Code"><text:s text:c="4"/>if (one/zero == inf)</text:p>
      <text:p text:style-name="Code"><text:s text:c="6"/>cout &lt;&lt; "1.0/0.0 = infinity\n";</text:p>
      <text:p text:style-name="Code"><text:s text:c="4"/>if (inf + inf == inf)</text:p>
      <text:p text:style-name="Code"><text:s text:c="6"/>cout &lt;&lt; "infinity + infinity = infinity\n";</text:p>
      <text:p text:style-name="Code"><text:s text:c="2"/>}</text:p>
      <text:p text:style-name="Code"><text:s text:c="2"/>if (numeric_limits&lt;T&gt;::has_quiet_NaN)</text:p>
      <text:p text:style-name="Code"><text:s text:c="2"/>{</text:p>
      <text:p text:style-name="Code"><text:s text:c="4"/>// There's no guarantee that your environment produces quiet NaNs for</text:p>
      <text:p text:style-name="Code"><text:s text:c="4"/>// these illegal arithmetic operations. It's possible that your compiler's</text:p>
      <text:p text:style-name="Code"><text:s text:c="4"/>// default is to produce signaling NaNs, or to terminate the program</text:p>
      <text:p text:style-name="Code"><text:s text:c="4"/>// in some other way.</text:p>
      <text:p text:style-name="Code"><text:s text:c="4"/>T zero(0.0);</text:p>
      <text:p text:style-name="Code"><text:s text:c="4"/>T inf(numeric_limits&lt;T&gt;::infinity());</text:p>
      <text:p text:style-name="Code"><text:s text:c="4"/>cout &lt;&lt; "zero/zero = " &lt;&lt; zero/zero &lt;&lt; '\n';</text:p>
      <text:p text:style-name="Code"><text:s text:c="4"/>cout &lt;&lt; "inf/inf = " &lt;&lt; inf/inf &lt;&lt; '\n';</text:p>
      <text:p text:style-name="Code"><text:s text:c="2"/>}</text:p>
      <text:p text:style-name="Code_20_Last">}</text:p>
      <text:p text:style-name="Body_20_Text_20_Cont"><text:span text:style-name="T14">Modify the program so it prints information about </text:span><text:span text:style-name="T15">double</text:span><text:span text:style-name="T14">.</text:span> Run it. <text:span text:style-name="T14">Modify it again for </text:span><text:span text:style-name="T15">long</text:span><text:span text:style-name="T14"> </text:span><text:span text:style-name="T15">double</text:span>, and run it. <text:span text:style-name="T14">Do the results match your expectations?</text:span> ~SSS</text:p>
      <text:p text:style-name="Heading_20_1">Floating-point I/O</text:p>
      <text:p text:style-name="Body_20_Text_20_First">Reading and writing floating-point values depends on the locale. In the classic locale, the input format is the same as for an integer or floating-point literal. In a native locale, you must write the input according to the rules of the locale. In particular, the decimal separator must be that of the locale. Thousands-separators are optional, but if you use them, you must use the locale-specific character and correct placement.</text:p>
      <text:p text:style-name="Body_20_Text">Output is more complicated.</text:p>
      <text:p text:style-name="Body_20_Text">In addition to the field width and fill character, floating-point output also depends on the precision—number of places after the decimal point—and the format, which can be fixed-point (without an exponent), scientific (with an exponent), or general (use an exponent only when necessary). Depending on the locale, the number might include separators for groups of thousands.</text:p>
      <text:p text:style-name="Body_20_Text">In the scientific and fixed formats, the precision is the number of digits after the decimal point. In the general format, it is the maximum number of significant digits. Set the stream’s precision with the <text:span text:style-name="Code_20_Inline">precision</text:span> member function, or <text:span text:style-name="Code_20_Inline">setprecision</text:span> manipulator. The default precision is 6:</text:p>
      <text:p text:style-name="Code_20_First">double const pi = 3.141592653589792;</text:p>
      <text:p text:style-name="Code">std::cout.precision(12);</text:p>
      <text:p text:style-name="Code">std::cout &lt;&lt; pi &lt;&lt; '\n';</text:p>
      <text:p text:style-name="Code_20_Last">std::cout &lt;&lt; std::setprecision(4) &lt;&lt; pi &lt;&lt; '\n';</text:p>
      <text:p text:style-name="P4">In <text:span text:style-name="Code_20_Inline">scientific</text:span> format, the exponent is printed with a lowercase <text:span text:style-name="Code_20_Inline">'e'</text:span> (or <text:span text:style-name="Code_20_Inline">'E'</text:span> if you use the <text:span text:style-name="Code_20_Inline">uppercase</text:span> manipulator), <text:s/>followed by the base 10 exponent. The exponent always has a sign (<text:span text:style-name="Code_20_Inline">+</text:span> or <text:span text:style-name="Code_20_Inline">-</text:span>), and at least two digits, even if the exponent is zero. The mantissa is written with one digit before the decimal point. The precision determines the number of places after the decimal point.</text:p>
      <text:p text:style-name="P4">In <text:span text:style-name="Code_20_Inline">fixed</text:span> format, no exponent is printed. Before the decimal point come as many digits as are needed. The precision determines the number of places after the decimal point. The decimal point is always printed.</text:p>
      <text:p text:style-name="P4">The default format is the general format, which means printing numbers nicely without sacrificing information. If the exponent less than or equal to <text:span text:style-name="T16">−</text:span>4, or if it is greater than the precision, the number is printed in scientific format. Otherwise, it is printed without an exponent. Unlike conventional fixed-point output, however, trailing zeros are removed after the decimal point, and if the decimal point is then the last character, it is also removed.</text:p>
      <text:p text:style-name="P4">When necessary, values are rounded off to fit in the alloted precision.</text:p>
      <text:p text:style-name="P4">The easiest way to specify a particular output format is with a manipulator: <text:span text:style-name="Code_20_Inline">scientific</text:span> or <text:span text:style-name="Code_20_Inline">fixed</text:span><text:change-start text:change-id="ct1243194824"/> (declared in <text:span text:style-name="Code_20_Inline">&lt;ios&gt;</text:span>)<text:change-end text:change-id="ct1243194824"/>. The format, like the precision, persist in the stream’s state until you change them. (Only width resets after an output operation.) Unfortunately, once you set the format, there is no easy way to revert to the default general format. To do that, you must use a member function, and a clumsy one at that:</text:p>
      <text:p text:style-name="Code_20_First">std::cout &lt;&lt; std::scientific &lt;&lt; large_number &lt;&lt; '\n';</text:p>
      <text:p text:style-name="Code">std::cout &lt;&lt; std::fixed &lt;&lt; small_number &lt;&lt; '\n';</text:p>
      <text:p text:style-name="Code">std::cout.unsetf(std::ios_base::floatfield);</text:p>
      <text:p text:style-name="Code_20_Last">std::cout &lt;&lt; number_in_general_format &lt;&lt; '\n';</text:p>
      <text:p text:style-name="P7">Complete Table <text:variable-get text:name="chapter" office:value-type="float" style:data-style-name="N0">24</text:variable-get>-<text:reference-ref text:reference-format="text" text:ref-name="floating_pt_format_table">1</text:reference-ref>, showing exactly how each value would be printed in each format, in the classic locale.<text:span text:style-name="T17"> I filled in the first row for your convenience.</text:span></text:p>
      <text:p text:style-name="Table_20_Caption">Table <text:variable-get text:name="chapter" office:value-type="float" style:data-style-name="N0">24</text:variable-get>-<text:reference-mark-start text:name="floating_pt_format_table"/><text:sequence text:ref-name="refTable0" text:name="Table" text:formula="ooow:Table+1" style:num-format="1">1</text:sequence><text:reference-mark-end text:name="floating_pt_format_table"/>. Floating-point output</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office:value-type="string">
              <text:p text:style-name="Table_20_Head"/>
            </table:table-cell>
            <table:table-cell office:value-type="string">
              <text:p text:style-name="Table_20_Head">Precision</text:p>
            </table:table-cell>
            <table:table-cell office:value-type="string">
              <text:p text:style-name="Table_20_Head">Scientific</text:p>
            </table:table-cell>
            <table:table-cell office:value-type="string">
              <text:p text:style-name="Table_20_Head">Fixed</text:p>
            </table:table-cell>
            <table:table-cell office:value-type="string">
              <text:p text:style-name="Table_20_Head">General</text:p>
            </table:table-cell>
          </table:table-row>
        </table:table-header-rows>
        <table:table-row>
          <table:table-cell office:value-type="string">
            <text:p text:style-name="Table_20_Text">123456.789</text:p>
          </table:table-cell>
          <table:table-cell office:value-type="string">
            <text:p text:style-name="Table_20_Text">6</text:p>
          </table:table-cell>
          <table:table-cell office:value-type="string">
            <text:p text:style-name="Table_20_Text"><text:span text:style-name="Code_20_Inline">1.234568e5</text:span></text:p>
          </table:table-cell>
          <table:table-cell office:value-type="string">
            <text:p text:style-name="Table_20_Text"><text:span text:style-name="Code_20_Inline">123456.789000</text:span></text:p>
          </table:table-cell>
          <table:table-cell office:value-type="string">
            <text:p text:style-name="Table_20_Text"><text:span text:style-name="Code_20_Inline">123457</text:span></text:p>
          </table:table-cell>
        </table:table-row>
        <table:table-row>
          <table:table-cell office:value-type="string">
            <text:p text:style-name="Table_20_Text">1.23456789</text:p>
          </table:table-cell>
          <table:table-cell office:value-type="string">
            <text:p text:style-name="Table_20_Text">4</text:p>
          </table:table-cell>
          <table:table-cell office:value-type="string">
            <text:p text:style-name="Table_20_Text"/>
          </table:table-cell>
          <table:table-cell office:value-type="string">
            <text:p text:style-name="Table_20_Text"/>
          </table:table-cell>
          <table:table-cell office:value-type="string">
            <text:p text:style-name="Table_20_Text"/>
          </table:table-cell>
        </table:table-row>
        <table:table-row>
          <table:table-cell office:value-type="string">
            <text:p text:style-name="Table_20_Text">123456789</text:p>
          </table:table-cell>
          <table:table-cell office:value-type="string">
            <text:p text:style-name="Table_20_Text">2</text:p>
          </table:table-cell>
          <table:table-cell office:value-type="string">
            <text:p text:style-name="Table_20_Text"/>
          </table:table-cell>
          <table:table-cell office:value-type="string">
            <text:p text:style-name="Table_20_Text"/>
          </table:table-cell>
          <table:table-cell office:value-type="string">
            <text:p text:style-name="Table_20_Text"/>
          </table:table-cell>
        </table:table-row>
        <table:table-row>
          <table:table-cell office:value-type="string">
            <text:p text:style-name="Table_20_Text_20_Last"><text:span text:style-name="T5">−</text:span>1234.5678e9</text:p>
          </table:table-cell>
          <table:table-cell office:value-type="string">
            <text:p text:style-name="Table_20_Text_20_Last">5</text:p>
          </table:table-cell>
          <table:table-cell office:value-type="string">
            <text:p text:style-name="Table_20_Text_20_Last"/>
          </table:table-cell>
          <table:table-cell office:value-type="string">
            <text:p text:style-name="Table_20_Text_20_Last"/>
          </table:table-cell>
          <table:table-cell office:value-type="string">
            <text:p text:style-name="Table_20_Text_20_Last"/>
          </table:table-cell>
        </table:table-row>
      </table:table>
      <text:p text:style-name="Body_20_Text_20_Cont">After you have filled in the table with your predictions, <text:span text:style-name="T14">write a program that will test your predictions</text:span>. Then run it, and see how well you did. Compare your program with Listing <text:variable-get text:name="chapter" office:value-type="float" style:data-style-name="N0">24</text:variable-get>-<text:reference-ref text:reference-format="text" text:ref-name="floating_pt_output_code">3</text:reference-ref>.</text:p>
      <text:p text:style-name="Code_20_Caption">Listing <text:variable-get text:name="chapter" office:value-type="float" style:data-style-name="N0">24</text:variable-get>-<text:reference-mark-start text:name="floating_pt_output_code"/><text:sequence text:ref-name="refText2" text:name="Text" text:formula="ooow:Text+1" style:num-format="1">3</text:sequence><text:reference-mark-end text:name="floating_pt_output_code"/>. Demonstrating floating-point output</text:p>
      <text:p text:style-name="Code_20_First">#include &lt;ios<text:change text:change-id="ct1243193816"/>&gt;<text:change-start text:change-id="ct1242757136"/></text:p>
      <text:p text:style-name="Code">#include &lt;iostream&gt;<text:change-end text:change-id="ct1242757136"/></text:p>
      <text:p text:style-name="Code">#include &lt;ostream&gt;</text:p>
      <text:p text:style-name="Code"/>
      <text:p text:style-name="Code">/// Print a floating-point number in three different formats.</text:p>
      <text:p text:style-name="Code">/// @param precision the precision to use when printing @p value</text:p>
      <text:p text:style-name="Code">/// @param value the floating-point number to print</text:p>
      <text:p text:style-name="Code">void print(int precision, float value)</text:p>
      <text:p text:style-name="Code">{</text:p>
      <text:p text:style-name="Code"><text:s text:c="2"/>std::cout.precision(precision);</text:p>
      <text:p text:style-name="Code"><text:s text:c="2"/>std::cout &lt;&lt; std::scientific &lt;&lt; value &lt;&lt; '\t'</text:p>
      <text:p text:style-name="Code"><text:s text:c="12"/>&lt;&lt; std::fixed <text:s text:c="5"/>&lt;&lt; value &lt;&lt; '\t';</text:p>
      <text:p text:style-name="Code"/>
      <text:p text:style-name="Code"><text:s text:c="2"/>// Set the format to general.</text:p>
      <text:p text:style-name="Code"><text:s text:c="2"/>std::cout.unsetf(std::ios_base::floatfield);</text:p>
      <text:p text:style-name="Code"><text:s text:c="2"/>std::cout &lt;&lt; value &lt;&lt; '\n';</text:p>
      <text:p text:style-name="Code">}</text:p>
      <text:p text:style-name="Code"/>
      <text:p text:style-name="Code">/// Main program.</text:p>
      <text:p text:style-name="Code">int main()</text:p>
      <text:p text:style-name="Code">{</text:p>
      <text:p text:style-name="Code"><text:s text:c="2"/>print(6, 123456.789f);</text:p>
      <text:p text:style-name="Code"><text:s text:c="2"/>print(4, 1.23456789f);</text:p>
      <text:p text:style-name="Code"><text:s text:c="2"/>print(2, 123456789.f);</text:p>
      <text:p text:style-name="Code"><text:s text:c="2"/>print(5, -1234.5678e9f);</text:p>
      <text:p text:style-name="Code_20_Last">}</text:p>
      <text:p text:style-name="Body_20_Text_20_Cont">The precise values can differ from one system to another, depending on the floating-point representation. For example, <text:span text:style-name="Code_20_Inline">float</text:span> on most systems cannot support a full nine decimal digits of precision, so you should expect some fuzziness in the least significant digits of the printed result. In other words, unless you want to sit down and do some serious binary computation, you cannot easily predict exactly what the output will be in every case. Table <text:variable-get text:name="chapter" office:value-type="float" style:data-style-name="N0">24</text:variable-get>-<text:reference-ref text:reference-format="page" text:ref-name="flt_output_results_table">7</text:reference-ref> shows the output from Listing <text:variable-get text:name="chapter" office:value-type="float" style:data-style-name="N0">24</text:variable-get>-<text:reference-ref text:reference-format="text" text:ref-name="floating_pt_output_code">3</text:reference-ref>, when run on a typical IEC 60559-compliant system.</text:p>
      <text:p text:style-name="Table_20_Caption">Table <text:variable-get text:name="chapter" office:value-type="float" style:data-style-name="N0">24</text:variable-get>-<text:reference-mark-start text:name="flt_output_results_table"/><text:sequence text:ref-name="refTable1" text:name="Table" text:formula="ooow:Table+1" style:num-format="1">2</text:sequence><text:reference-mark-end text:name="flt_output_results_table"/>. Results of printing floating point numbers</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office:value-type="string">
              <text:p text:style-name="Table_20_Head">Value</text:p>
            </table:table-cell>
            <table:table-cell office:value-type="string">
              <text:p text:style-name="Table_20_Head">Precision</text:p>
            </table:table-cell>
            <table:table-cell office:value-type="string">
              <text:p text:style-name="Table_20_Head">Scientific</text:p>
            </table:table-cell>
            <table:table-cell office:value-type="string">
              <text:p text:style-name="Table_20_Head">Fixed</text:p>
            </table:table-cell>
            <table:table-cell office:value-type="string">
              <text:p text:style-name="Table_20_Head">General</text:p>
            </table:table-cell>
          </table:table-row>
        </table:table-header-rows>
        <table:table-row>
          <table:table-cell office:value-type="string">
            <text:p text:style-name="Table_20_Text">123456.789</text:p>
          </table:table-cell>
          <table:table-cell office:value-type="string">
            <text:p text:style-name="Table_20_Text">6</text:p>
          </table:table-cell>
          <table:table-cell office:value-type="string">
            <text:p text:style-name="Table_20_Text"><text:span text:style-name="Code_20_Inline">1.234568e+05</text:span></text:p>
          </table:table-cell>
          <table:table-cell office:value-type="string">
            <text:p text:style-name="Table_20_Text"><text:span text:style-name="Code_20_Inline">123456.789062</text:span></text:p>
          </table:table-cell>
          <table:table-cell office:value-type="string">
            <text:p text:style-name="Table_20_Text"><text:span text:style-name="Code_20_Inline">123457</text:span></text:p>
          </table:table-cell>
        </table:table-row>
        <table:table-row>
          <table:table-cell office:value-type="string">
            <text:p text:style-name="Table_20_Text">1.23456789</text:p>
          </table:table-cell>
          <table:table-cell office:value-type="string">
            <text:p text:style-name="Table_20_Text">4</text:p>
          </table:table-cell>
          <table:table-cell office:value-type="string">
            <text:p text:style-name="Table_20_Text"><text:span text:style-name="Code_20_Inline">1.2346e+00</text:span></text:p>
          </table:table-cell>
          <table:table-cell office:value-type="string">
            <text:p text:style-name="Table_20_Text"><text:span text:style-name="Code_20_Inline">1.2346</text:span></text:p>
          </table:table-cell>
          <table:table-cell office:value-type="string">
            <text:p text:style-name="Table_20_Text"><text:span text:style-name="Code_20_Inline">1.235</text:span></text:p>
          </table:table-cell>
        </table:table-row>
        <table:table-row>
          <table:table-cell office:value-type="string">
            <text:p text:style-name="Table_20_Text">123456789</text:p>
          </table:table-cell>
          <table:table-cell office:value-type="string">
            <text:p text:style-name="Table_20_Text">2</text:p>
          </table:table-cell>
          <table:table-cell office:value-type="string">
            <text:p text:style-name="Table_20_Text"><text:span text:style-name="Code_20_Inline">1.23e+08</text:span></text:p>
          </table:table-cell>
          <table:table-cell office:value-type="string">
            <text:p text:style-name="Table_20_Text"><text:span text:style-name="Code_20_Inline">123456792.00</text:span></text:p>
          </table:table-cell>
          <table:table-cell office:value-type="string">
            <text:p text:style-name="Table_20_Text"><text:span text:style-name="Code_20_Inline">1.2e+08</text:span></text:p>
          </table:table-cell>
        </table:table-row>
        <table:table-row>
          <table:table-cell office:value-type="string">
            <text:p text:style-name="Table_20_Text_20_Last"><text:span text:style-name="T5">−</text:span>1234.5678e9</text:p>
          </table:table-cell>
          <table:table-cell office:value-type="string">
            <text:p text:style-name="Table_20_Text_20_Last">5</text:p>
          </table:table-cell>
          <table:table-cell office:value-type="string">
            <text:p text:style-name="Table_20_Text_20_Last"><text:span text:style-name="Code_20_Inline">-1.23457e+12</text:span></text:p>
          </table:table-cell>
          <table:table-cell office:value-type="string">
            <text:p text:style-name="Table_20_Text_20_Last"><text:span text:style-name="Code_20_Inline">-1234567823360.00000</text:span></text:p>
          </table:table-cell>
          <table:table-cell office:value-type="string">
            <text:p text:style-name="Table_20_Text_20_Last"><text:span text:style-name="Code_20_Inline">-1.2346e+12</text:span></text:p>
          </table:table-cell>
        </table:table-row>
      </table:table>
      <text:p text:style-name="Body_20_Text">Some applications never need to use floating-point numbers, and others need it a lot. Scientists and engineers, for example, depend on floating-point arithmetic and math functions and must understand the subtleties of working with these numbers. C++ has everything you need for computationally-intensive programming. Although the details are beyond the scope of this book, interested readers should consult a reference for the <text:span text:style-name="Code_20_Inline">&lt;cmath&gt;</text:span> header and the transcendental and other functions that it provides.</text:p>
      <text:p text:style-name="Body_20_Text">The next exploration takes a side trip to a completely different topic, explaining the strange comments—with the extra slashes (<text:span text:style-name="Code_20_Inline">///</text:span>) and stars (<text:span text:style-name="Code_20_Inline">/**</text:span>)—that I’ve used in so many programs.<text:hidden-text text:condition="ooow:comment == 1" text:string-value="Please make clear that programs should use double unless there are overwhelming reasons to use either float ot long double. Too many books use float as a default floating point type." text:is-hidden="true">Please make clear that programs should use double unless there are overwhelming reasons to use either float ot long double. Too many books use float as a default floating point type.</text:hidden-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Caption_20_characters" style:display-name="Caption characters" style:family="text"/>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Exploration 24 - Very Big and Very Little Numbers</dc:title>
    <dc:subject>Exploring C++</dc:subject>
    <meta:initial-creator>Ray Lischner</meta:initial-creator>
    <meta:creation-date>2006-03-30T10:01:31</meta:creation-date>
    <dc:creator>Ray Lischner</dc:creator>
    <dc:date>2006-09-22T00:28:35</dc:date>
    <dc:language>en-US</dc:language>
    <meta:editing-cycles>75</meta:editing-cycles>
    <meta:editing-duration>P1DT23H57M22S</meta:editing-duration>
    <meta:user-defined meta:name="codex-configfile">apress-cpp-dox.xml</meta:user-defined>
    <meta:user-defined meta:name="codex-chapter-number">24</meta:user-defined>
    <meta:user-defined meta:name="codex-doxygen"/>
    <meta:user-defined meta:name="Info 4"/>
    <meta:document-statistic meta:table-count="2" meta:image-count="0" meta:object-count="0" meta:page-count="7" meta:paragraph-count="189" meta:word-count="2606" meta:character-count="16246"/>
  </office:meta>
</office:document-meta>
</file>